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ext:span>This Widget allows us to select one option from a list using touch based scrolling.</text:span></text:p><text:p text:style-name="Standard"/><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Roller mode options:</text:span></text:p><text:p text:style-name="Standard"/><text:list xml:id="list_Roller (LVGL)9" text:style-name="List_20_1">
                    <text:list-item>
                            <text:p text:style-name="List_20_1_20_Start">
                            <text:span><text:span text:style-name="backtick">NORMAL</text:span><text:span> – normal roller.</text:span></text:span>
                            </text:p>
                        </text:list-item>
                        
<text:list-item>
                            <text:p text:style-name="List_20_1_20_End">
                            <text:span><text:span text:style-name="backtick">INFINITE</text:span><text:span> – makes the roller circular.</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Roller (LVGL)15"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Roller (LVGL)18"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Roller (LVGL)21"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Roller (LVGL)24"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Roller (LVGL)27" text:continue-numbering="true" text:continue-list="list_Roller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Roller (LVGL)28" text:continue-numbering="true" text:continue-list="list_Roller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Roller (LVGL)29" text:continue-numbering="true" text:continue-list="list_Roller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Roller (LVGL)30" text:continue-numbering="true" text:continue-list="list_Roller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Roller (LVGL)31" text:continue-numbering="true" text:continue-list="list_Roller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Roller (LVGL)32" text:continue-numbering="true" text:continue-list="list_Roller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Roller (LVGL)33" text:continue-numbering="true" text:continue-list="list_Roller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Roller (LVGL)34" text:continue-numbering="true" text:continue-list="list_Roller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Roller (LVGL)35" text:continue-numbering="true" text:continue-list="list_Roller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Roller (LVGL)36" text:continue-numbering="true" text:continue-list="list_Roller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Roller (LVGL)37" text:continue-numbering="true" text:continue-list="list_Roller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Roller (LVGL)38" text:continue-numbering="true" text:continue-list="list_Roller (LVG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49" text:continue-numbering="true" text:continue-list="list_Roller (LVG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Roller (LVGL)50" text:continue-numbering="true" text:continue-list="list_Roller (LVG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Roller (LVGL)51" text:continue-numbering="true" text:continue-list="list_Roller (LVG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Roller (LVGL)52" text:continue-numbering="true" text:continue-list="list_Roller (LVG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Roller (LVGL)53" text:continue-numbering="true" text:continue-list="list_Roller (LVG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Roller (LVGL)54" text:continue-numbering="true" text:continue-list="list_Roller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5" text:continue-numbering="true" text:continue-list="list_Roller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oller (LVGL)5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57" text:continue-numbering="true" text:continue-list="list_Roller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Roller (LVGL)58" text:continue-numbering="true" text:continue-list="list_Roller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Roller (LVGL)59" text:continue-numbering="true" text:continue-list="list_Roller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0"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